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1ae8" officeooo:paragraph-rsid="00261ae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make budding amethyst craftable </text:span>as currently there is no way to create or obtain these blocks in vanilla, but if we made them expensive enough it would be fine.</text:p>
      <text:p text:style-name="P1"/>
      <text:p text:style-name="P1">And proceeds.</text:p>
      <text:p text:style-name="P1"/>
      <text:p text:style-name="P1">Signed by,</text:p>
      <text:p text:style-name="P4">FVerndari</text:p>
      <text:p text:style-name="P4">lemongrassjam</text:p>
      <text:p text:style-name="P1"/>
      <text:p text:style-name="P1"/>
      <text:p text:style-name="P1"/>
      <text:p text:style-name="Standard"><text:span text:style-name="T1">[</text:span><text:span text:style-name="T2">Motion 60-5: To make budding amethyst craftabl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2T22:02:42.731237168</dc:date>
    <meta:editing-duration>PT4M26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67" meta:character-count="410" meta:non-whitespace-character-count="351"/>
  </office:meta>
</office:document-meta>
</file>